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run our application – Tomcat server </text:h>
      <text:p text:style-name="Text_20_body"/>
      <text:p text:style-name="Text_20_body">There are a number of steps for both installation and running of a tomcat server, these instructions will be bullet pointed here.</text:p>
      <text:p text:style-name="Text_20_body"/>
      <text:list xml:id="list2140708518070049036" text:style-name="L1">
        <text:list-item>
          <text:p text:style-name="P1">Download and install a Tomcat server found at <text:a xlink:type="simple" xlink:href="http://tomcat.apache.org/download-70.cgi">http://tomcat.apache.org/download-70.cgi</text:a></text:p>
        </text:list-item>
        <text:list-item>
          <text:p text:style-name="P1">Install the additional libraries found in the filestore /remote-tomcat/tomcat/lib/mysql-connector-java-5.1.22-bin.jar</text:p>
        </text:list-item>
        <text:list-item>
          <text:p text:style-name="P1">Install the webapp from the filestore called “Monstermash” /remote-tomcat/tomcat/webapps/</text:p>
        </text:list-item>
        <text:list-item>
          <text:p text:style-name="P1">The application should be ready to run, you may need to reload the application/ start it in the manager page provided by Tomcat</text:p>
        </text:list-item>
        <text:list-item>
          <text:p text:style-name="P1">Setting up the SQL server requires you to import the .sql file for the table structure located in the filestore /sql/handyman_monster.sql </text:p>
        </text:list-item>
        <text:list-item>
          <text:p text:style-name="P1">SQL database connection information is referenced in the code directly, in the database package labelled TableConnector.java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0:26:03.05</meta:creation-date>
    <meta:document-statistic meta:table-count="0" meta:image-count="0" meta:object-count="0" meta:page-count="1" meta:paragraph-count="8" meta:word-count="123" meta:character-count="859"/>
    <dc:date>2013-02-18T10:45:17.09</dc:date>
    <meta:editing-duration>PT4M3S</meta:editing-duration>
    <meta:editing-cycles>1</meta:editing-cycles>
    <meta:generator>OpenOffice.org/3.4.1$Win32 OpenOffice.org_project/341m1$Build-9593</meta:generator>
  </office:meta>
</office:document-meta>
</file>